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669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51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831cm" fo:break-before="auto" style:use-optimal-row-height="true"/>
    </style:style>
    <style:style style:name="ro6" style:family="table-row">
      <style:table-row-properties style:row-height="2.417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1" table:default-cell-style-name="ce4"/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1" office:value-type="string">
            <text:p>Est. Opening</text:p>
          </table:table-cell>
          <table:table-cell table:style-name="ce1"/>
          <table:table-cell table:style-name="ce1" office:value-type="string">
            <text:p>baidu</text:p>
          </table:table-cell>
          <table:table-cell table:style-name="ce1" office:value-type="string">
            <text:p>Line #</text:p>
          </table:table-cell>
          <table:table-cell table:style-name="ce1" office:value-type="string">
            <text:p>Phase #</text:p>
          </table:table-cell>
          <table:table-cell table:style-name="ce1" office:value-type="string" table:number-columns-spanned="2" table:number-rows-spanned="1">
            <text:p>Termini</text:p>
          </table:table-cell>
          <table:covered-table-cell table:style-name="Default"/>
          <table:table-cell table:style-name="ce1" office:value-type="string">
            <text:p>Length (km)</text:p>
          </table:table-cell>
          <table:table-cell table:style-name="ce1" office:value-type="string">
            <text:p>Stations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style-name="ce2" office:value-type="string" table:number-columns-spanned="1" table:number-rows-spanned="2">
            <text:p>December 201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 table:number-columns-spanned="1" table:number-rows-spanned="2">
            <text:p><text:a xlink:href="https://en.wikipedia.org/wiki/Line_3_(Chengdu_Metro)">3</text:a></text:p>
          </table:table-cell>
          <table:table-cell office:value-type="string">
            <text:p>Phase 3</text:p>
          </table:table-cell>
          <table:table-cell office:value-type="string">
            <text:p>Chengdu Junqu General Hospital</text:p>
          </table:table-cell>
          <table:table-cell office:value-type="string">
            <text:p>Chengdu Medical College</text:p>
          </table:table-cell>
          <table:table-cell table:style-name="ce3" office:value-type="date" office:date-value="2018-05-12">
            <text:p>12/05/18</text:p>
          </table:table-cell>
          <table:table-cell office:value-type="float" office:value="9">
            <text:p>9</text:p>
          </table:table-cell>
          <table:table-cell/>
        </table:table-row>
        <table:table-row table:style-name="ro4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covered-table-cell/>
          <table:table-cell office:value-type="string">
            <text:p>Phase 2 - South Extension</text:p>
          </table:table-cell>
          <table:table-cell office:value-type="string">
            <text:p>Shuangliu West Station</text:p>
          </table:table-cell>
          <table:table-cell office:value-type="string">
            <text:p>Taipingyuan</text:p>
          </table:table-cell>
          <table:table-cell table:style-name="ce3" office:value-type="date" office:date-value="2018-02-17">
            <text:p>17/02/18</text:p>
          </table:table-cell>
          <table:table-cell office:value-type="float" office:value="11">
            <text:p>11</text:p>
          </table:table-cell>
          <table:table-cell/>
        </table:table-row>
        <table:table-row table:style-name="ro5">
          <table:table-cell table:style-name="ce2" office:value-type="string" table:number-columns-spanned="1" table:number-rows-spanned="3">
            <text:p>December 2019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 table:number-columns-spanned="1" table:number-rows-spanned="2">
            <text:p><text:a xlink:href="https://en.wikipedia.org/wiki/Line_5_(Chengdu_Metro)">5</text:a></text:p>
          </table:table-cell>
          <table:table-cell office:value-type="string">
            <text:p>Phase 1</text:p>
          </table:table-cell>
          <table:table-cell office:value-type="string">
            <text:p>Huagui Road</text:p>
          </table:table-cell>
          <table:table-cell office:value-type="string">
            <text:p>Qilong</text:p>
          </table:table-cell>
          <table:table-cell table:style-name="ce2" office:value-type="string">
            <text:p>39.2</text:p>
          </table:table-cell>
          <table:table-cell office:value-type="float" office:value="35">
            <text:p>35</text:p>
          </table:table-cell>
          <table:table-cell/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covered-table-cell/>
          <table:table-cell office:value-type="string">
            <text:p>Phase 2</text:p>
          </table:table-cell>
          <table:table-cell office:value-type="string">
            <text:p>Qilong</text:p>
          </table:table-cell>
          <table:table-cell office:value-type="string">
            <text:p>Huilong</text:p>
          </table:table-cell>
          <table:table-cell table:style-name="ce3" office:value-type="date" office:date-value="2018-08-09">
            <text:p>09/08/1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2" office:value-type="string">
            <text:p><text:a xlink:href="https://en.wikipedia.org/wiki/Line_10_(Chengdu_Metro)">10</text:a></text:p>
          </table:table-cell>
          <table:table-cell office:value-type="string">
            <text:p>Phase 2</text:p>
          </table:table-cell>
          <table:table-cell office:value-type="string">
            <text:p>Shuangliu Airport Terminal 2</text:p>
          </table:table-cell>
          <table:table-cell office:value-type="string">
            <text:p>Xinping</text:p>
          </table:table-cell>
          <table:table-cell table:style-name="ce2" office:value-type="string">
            <text:p>27.25</text:p>
          </table:table-cell>
          <table:table-cell office:value-type="float" office:value="10">
            <text:p>10</text:p>
          </table:table-cell>
          <table:table-cell/>
        </table:table-row>
        <table:table-row table:style-name="ro5">
          <table:table-cell table:style-name="ce2" office:value-type="string" table:number-columns-spanned="1" table:number-rows-spanned="2">
            <text:p>June 202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 table:number-columns-spanned="1" table:number-rows-spanned="2">
            <text:p><text:a xlink:href="https://en.wikipedia.org/wiki/Line_18_(Chengdu_Metro)">18</text:a></text:p>
          </table:table-cell>
          <table:table-cell office:value-type="string">
            <text:p>Phase 1</text:p>
          </table:table-cell>
          <table:table-cell office:value-type="string">
            <text:p>South Railway Station</text:p>
          </table:table-cell>
          <table:table-cell office:value-type="string">
            <text:p>Tianfu New Station</text:p>
          </table:table-cell>
          <table:table-cell table:style-name="ce2" office:value-type="string">
            <text:p>41.2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covered-table-cell/>
          <table:table-cell office:value-type="string">
            <text:p>Phase 2</text:p>
          </table:table-cell>
          <table:table-cell office:value-type="string">
            <text:p>Sancha</text:p>
          </table:table-cell>
          <table:table-cell office:value-type="string">
            <text:p>Tianfu Airport Terminals 1 &amp; 2</text:p>
          </table:table-cell>
          <table:table-cell table:style-name="ce2" office:value-type="string">
            <text:p>25.63</text:p>
          </table:table-cell>
          <table:table-cell office:value-type="float" office:value="4">
            <text:p>4</text:p>
          </table:table-cell>
          <table:table-cell/>
        </table:table-row>
        <table:table-row table:style-name="ro5">
          <table:table-cell table:style-name="ce2" office:value-type="string">
            <text:p>October 202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<text:a xlink:href="https://en.wikipedia.org/w/index.php?title=Line_19_(Chengdu_Metro)&amp;action=edit&amp;redlink=1">19</text:a></text:p>
          </table:table-cell>
          <table:table-cell office:value-type="string">
            <text:p>Phase 1</text:p>
          </table:table-cell>
          <table:table-cell office:value-type="string">
            <text:p>Jinxing</text:p>
          </table:table-cell>
          <table:table-cell office:value-type="string">
            <text:p>Jitouqiao</text:p>
          </table:table-cell>
          <table:table-cell table:style-name="ce2" office:value-type="string">
            <text:p>26.15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table:style-name="ce2" office:value-type="string" table:number-columns-spanned="1" table:number-rows-spanned="4">
            <text:p>December 202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 table:number-columns-spanned="1" table:number-rows-spanned="2">
            <text:p><text:a xlink:href="https://en.wikipedia.org/wiki/Line_6_(Chengdu_Metro)">6</text:a></text:p>
          </table:table-cell>
          <table:table-cell office:value-type="string">
            <text:p>Phase 1, 2</text:p>
          </table:table-cell>
          <table:table-cell office:value-type="string">
            <text:p>Sichuan National University Film &amp; Television College</text:p>
          </table:table-cell>
          <table:table-cell office:value-type="string">
            <text:p>Guandong Road</text:p>
          </table:table-cell>
          <table:table-cell table:style-name="ce2" office:value-type="string">
            <text:p>47.4</text:p>
          </table:table-cell>
          <table:table-cell office:value-type="float" office:value="38">
            <text:p>38</text:p>
          </table:table-cell>
          <table:table-cell/>
        </table:table-row>
        <table:table-row table:style-name="ro5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covered-table-cell/>
          <table:table-cell office:value-type="string">
            <text:p>Phase 3</text:p>
          </table:table-cell>
          <table:table-cell office:value-type="string">
            <text:p>Guandong Road</text:p>
          </table:table-cell>
          <table:table-cell office:value-type="string">
            <text:p>Lanjiagou</text:p>
          </table:table-cell>
          <table:table-cell table:style-name="ce2" office:value-type="string">
            <text:p>21.97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2" office:value-type="string">
            <text:p><text:a xlink:href="https://en.wikipedia.org/w/index.php?title=Line_8_(Chengdu_Metro)&amp;action=edit&amp;redlink=1">8</text:a></text:p>
          </table:table-cell>
          <table:table-cell office:value-type="string">
            <text:p>Phase 1</text:p>
          </table:table-cell>
          <table:table-cell office:value-type="string">
            <text:p>Lianhua</text:p>
          </table:table-cell>
          <table:table-cell office:value-type="string">
            <text:p>Shilidian</text:p>
          </table:table-cell>
          <table:table-cell table:style-name="ce3" office:value-type="date" office:date-value="2018-07-28">
            <text:p>28/07/18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covered-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2" office:value-type="string">
            <text:p><text:a xlink:href="https://en.wikipedia.org/w/index.php?title=Line_9_(Chengdu_Metro)&amp;action=edit&amp;redlink=1">9</text:a></text:p>
          </table:table-cell>
          <table:table-cell office:value-type="string">
            <text:p>Phase 1</text:p>
          </table:table-cell>
          <table:table-cell office:value-type="string">
            <text:p>Sanse Road</text:p>
          </table:table-cell>
          <table:table-cell office:value-type="string">
            <text:p>Huangtianba</text:p>
          </table:table-cell>
          <table:table-cell table:style-name="ce3" office:value-type="date" office:date-value="2018-09-23">
            <text:p>23/09/18</text:p>
          </table:table-cell>
          <table:table-cell office:value-type="float" office:value="11">
            <text:p>11</text:p>
          </table:table-cell>
          <table:table-cell table:style-name="Default"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(west)</text:p>
          </table:table-cell>
          <table:table-cell office:value-type="string">
            <text:p>y</text:p>
          </table:table-cell>
          <table:table-cell office:value-type="float" office:value="99">
            <text:p>99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-&gt; 9</text:p>
          </table:table-cell>
          <table:table-cell office:value-type="string">
            <text:p>y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 office:value-type="string">
            <text:p>4<text:span text:style-name="T1">th</text:span> phase → ?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/11/2018</text:date>, <text:time>18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25T17:24:10</meta:creation-date>
    <dc:date>2018-11-25T18:20:04</dc:date>
    <dc:creator>Juste Raimbault</dc:creator>
    <meta:editing-duration>PT55M55S</meta:editing-duration>
    <meta:editing-cycles>5</meta:editing-cycles>
    <meta:generator>OpenOffice/4.1.3$Unix OpenOffice.org_project/413m1$Build-9783</meta:generator>
    <meta:document-statistic meta:table-count="3" meta:cell-count="117" meta:object-count="0"/>
    <meta:user-defined meta:name=""/>
  </office:meta>
</office:document-meta>
</file>